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formula="of:=SUMPRODUCT(([.$A2:.$A5])*[.C$1]+[.D$1])" office:value-type="float" office:value="79">
            <text:p>79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/>
          <table:table-cell table:formula="of:=SUMPRODUCT(([.$A3:.$A6])*[.C$1]+[.D$1])" office:value-type="float" office:value="99">
            <text:p>9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/>
          <table:table-cell table:formula="of:=SUMPRODUCT(([.$A4:.$A7])*[.C$1]+[.D$1])" office:value-type="float" office:value="99">
            <text:p>99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/>
          <table:table-cell table:formula="of:=SUMPRODUCT(([.$A5:.$A8])*[.C$1]+[.D$1])" office:value-type="float" office:value="89">
            <text:p>89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</table:table-row>
        <table:table-row table:style-name="ro2" table:number-rows-repeated="1048567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T14:51: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2T15:56:01</meta:creation-date>
    <dc:date>2013-10-23T14:52:08</dc:date>
    <meta:editing-duration>P0D</meta:editing-duration>
    <meta:editing-cycles>4</meta:editing-cycles>
    <meta:generator>LibreOffice/4.0.2.2$Linux_X86_64 LibreOffice_project/400m0$Build-2</meta:generator>
    <meta:document-statistic meta:table-count="1" meta:cell-count="13" meta:object-count="0"/>
  </office:meta>
</office:document-meta>
</file>